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ato" svg:font-family="Lato"/>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text-properties style:font-name="Lato" officeooo:rsid="001c56fd" officeooo:paragraph-rsid="001c56fd"/>
    </style:style>
    <style:style style:name="P2" style:family="paragraph" style:parent-style-name="Heading_20_1">
      <style:text-properties style:font-name="Lato" officeooo:rsid="001c1408" officeooo:paragraph-rsid="001c1408"/>
    </style:style>
    <style:style style:name="P3" style:family="paragraph" style:parent-style-name="Heading_20_2">
      <style:paragraph-properties fo:break-before="page"/>
      <style:text-properties style:font-name="Lato" officeooo:rsid="001cc826" officeooo:paragraph-rsid="001cc826"/>
    </style:style>
    <style:style style:name="P4" style:family="paragraph" style:parent-style-name="Heading_20_2">
      <style:paragraph-properties fo:break-before="page"/>
      <style:text-properties style:font-name="Lato" officeooo:rsid="001caef0" officeooo:paragraph-rsid="001caef0"/>
    </style:style>
    <style:style style:name="P5" style:family="paragraph" style:parent-style-name="Heading_20_2">
      <style:text-properties style:font-name="Lato" officeooo:rsid="001c1408" officeooo:paragraph-rsid="001c1408"/>
    </style:style>
    <style:style style:name="P6" style:family="paragraph" style:parent-style-name="Heading_20_2">
      <style:text-properties style:font-name="Lato" officeooo:rsid="001c1408" officeooo:paragraph-rsid="001c56fd"/>
    </style:style>
    <style:style style:name="P7" style:family="paragraph" style:parent-style-name="Heading_20_2">
      <style:text-properties style:font-name="Lato" officeooo:rsid="001caef0" officeooo:paragraph-rsid="001caef0"/>
    </style:style>
    <style:style style:name="P8" style:family="paragraph" style:parent-style-name="Heading_20_2" style:list-style-name="">
      <style:text-properties style:font-name="Lato" officeooo:rsid="001caef0" officeooo:paragraph-rsid="001caef0"/>
    </style:style>
    <style:style style:name="P9" style:family="paragraph" style:parent-style-name="Heading_20_2">
      <style:text-properties style:font-name="Lato" officeooo:rsid="001c56fd" officeooo:paragraph-rsid="001c56fd"/>
    </style:style>
    <style:style style:name="P10" style:family="paragraph" style:parent-style-name="Heading_20_3">
      <style:text-properties style:font-name="Lato"/>
    </style:style>
    <style:style style:name="P11" style:family="paragraph" style:parent-style-name="Heading_20_3">
      <style:text-properties style:font-name="Lato" officeooo:rsid="001c1408" officeooo:paragraph-rsid="001c1408"/>
    </style:style>
    <style:style style:name="P12" style:family="paragraph" style:parent-style-name="Heading_20_3">
      <style:text-properties style:font-name="Lato" officeooo:rsid="001c1408" officeooo:paragraph-rsid="001c56fd"/>
    </style:style>
    <style:style style:name="P13" style:family="paragraph" style:parent-style-name="Heading_20_3">
      <style:text-properties style:font-name="Lato" officeooo:rsid="001c56fd" officeooo:paragraph-rsid="001c56fd"/>
    </style:style>
    <style:style style:name="P14" style:family="paragraph" style:parent-style-name="Heading_20_3">
      <style:text-properties style:font-name="Lato" officeooo:rsid="001caef0" officeooo:paragraph-rsid="001caef0"/>
    </style:style>
    <style:style style:name="P15" style:family="paragraph" style:parent-style-name="Heading_20_3">
      <style:text-properties style:font-name="Lato" officeooo:paragraph-rsid="001cc826"/>
    </style:style>
    <style:style style:name="P16" style:family="paragraph" style:parent-style-name="Heading_20_3">
      <style:text-properties style:font-name="Lato" officeooo:rsid="001cc826" officeooo:paragraph-rsid="001cc826"/>
    </style:style>
    <style:style style:name="P17" style:family="paragraph" style:parent-style-name="Heading_20_3">
      <style:text-properties style:font-name="Lato" officeooo:rsid="001e5870" officeooo:paragraph-rsid="001e5870"/>
    </style:style>
    <style:style style:name="P18" style:family="paragraph" style:parent-style-name="Text_20_body">
      <style:text-properties style:font-name="Lato"/>
    </style:style>
    <style:style style:name="P19" style:family="paragraph" style:parent-style-name="Text_20_body">
      <style:text-properties style:font-name="Lato" officeooo:paragraph-rsid="001c1408"/>
    </style:style>
    <style:style style:name="P20" style:family="paragraph" style:parent-style-name="Text_20_body">
      <style:text-properties style:font-name="Lato" officeooo:paragraph-rsid="001caef0"/>
    </style:style>
    <style:style style:name="P21" style:family="paragraph" style:parent-style-name="Text_20_body">
      <style:text-properties style:font-name="Lato" officeooo:paragraph-rsid="001c56fd"/>
    </style:style>
    <style:style style:name="P22" style:family="paragraph" style:parent-style-name="Text_20_body">
      <style:text-properties style:font-name="Lato" officeooo:rsid="001cc826" officeooo:paragraph-rsid="001cc826"/>
    </style:style>
    <style:style style:name="P23" style:family="paragraph" style:parent-style-name="Text_20_body">
      <style:text-properties style:font-name="Lato" officeooo:paragraph-rsid="001cc826"/>
    </style:style>
    <style:style style:name="P24" style:family="paragraph" style:parent-style-name="Text_20_body">
      <style:paragraph-properties fo:text-align="justify" style:justify-single-word="false"/>
      <style:text-properties style:font-name="Lato" fo:font-size="11pt" officeooo:paragraph-rsid="0021ca6c" style:font-size-asian="11pt" style:font-size-complex="11pt"/>
    </style:style>
    <style:style style:name="P25" style:family="paragraph" style:parent-style-name="Text_20_body">
      <style:text-properties style:font-name="Lato" fo:font-size="11pt" officeooo:rsid="0021ca6c" officeooo:paragraph-rsid="0023052e" style:font-size-asian="11pt" style:font-size-complex="11pt"/>
    </style:style>
    <style:style style:name="P26" style:family="paragraph" style:parent-style-name="Text_20_body">
      <style:text-properties style:font-name="Lato" fo:font-size="11pt" officeooo:paragraph-rsid="001c56fd" style:font-size-asian="11pt" style:font-size-complex="11pt"/>
    </style:style>
    <style:style style:name="P27" style:family="paragraph" style:parent-style-name="Text_20_body">
      <style:text-properties officeooo:paragraph-rsid="001cc826"/>
    </style:style>
    <style:style style:name="P28" style:family="paragraph" style:parent-style-name="Text_20_body">
      <style:paragraph-properties fo:text-align="justify" style:justify-single-word="false"/>
      <style:text-properties officeooo:paragraph-rsid="0024232f"/>
    </style:style>
    <style:style style:name="P29" style:family="paragraph" style:parent-style-name="Text_20_body">
      <style:paragraph-properties fo:text-align="justify" style:justify-single-word="false"/>
      <style:text-properties officeooo:rsid="00258689" officeooo:paragraph-rsid="00258689"/>
    </style:style>
    <style:style style:name="T1" style:family="text">
      <style:text-properties officeooo:rsid="001c56fd"/>
    </style:style>
    <style:style style:name="T2" style:family="text">
      <style:text-properties fo:font-style="italic" style:font-style-asian="italic" style:font-style-complex="italic"/>
    </style:style>
    <style:style style:name="T3" style:family="text">
      <style:text-properties fo:font-style="italic" officeooo:rsid="001c56fd" style:font-style-asian="italic" style:font-style-complex="italic"/>
    </style:style>
    <style:style style:name="T4" style:family="text">
      <style:text-properties fo:font-style="italic" officeooo:rsid="001cc826" style:font-style-asian="italic" style:font-style-complex="italic"/>
    </style:style>
    <style:style style:name="T5" style:family="text">
      <style:text-properties fo:font-style="italic" officeooo:rsid="0024232f" style:font-style-asian="italic" style:font-style-complex="italic"/>
    </style:style>
    <style:style style:name="T6" style:family="text">
      <style:text-properties fo:font-style="italic" fo:font-weight="normal" officeooo:rsid="0021ca6c"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1cc826" style:font-style-asian="normal" style:font-style-complex="normal"/>
    </style:style>
    <style:style style:name="T9" style:family="text">
      <style:text-properties fo:font-style="normal" fo:font-weight="bold" officeooo:rsid="001c56fd" style:font-style-asian="normal" style:font-weight-asian="bold" style:font-style-complex="normal" style:font-weight-complex="bold"/>
    </style:style>
    <style:style style:name="T10" style:family="text">
      <style:text-properties fo:font-weight="normal" officeooo:rsid="002194ae" style:font-weight-asian="normal" style:font-weight-complex="normal"/>
    </style:style>
    <style:style style:name="T11" style:family="text">
      <style:text-properties fo:font-weight="normal" officeooo:rsid="0021ca6c" style:font-weight-asian="normal" style:font-weight-complex="normal"/>
    </style:style>
    <style:style style:name="T12" style:family="text">
      <style:text-properties fo:font-weight="bold" officeooo:rsid="002194ae" style:font-weight-asian="bold" style:font-weight-complex="bold"/>
    </style:style>
    <style:style style:name="T13" style:family="text">
      <style:text-properties fo:font-weight="bold" officeooo:rsid="0021ca6c" style:font-weight-asian="bold" style:font-weight-complex="bold"/>
    </style:style>
    <style:style style:name="T14" style:family="text">
      <style:text-properties officeooo:rsid="001caef0"/>
    </style:style>
    <style:style style:name="T15" style:family="text">
      <style:text-properties officeooo:rsid="001cc826"/>
    </style:style>
    <style:style style:name="T16" style:family="text">
      <style:text-properties officeooo:rsid="002194ae"/>
    </style:style>
    <style:style style:name="T17" style:family="text">
      <style:text-properties officeooo:rsid="0021ca6c"/>
    </style:style>
    <style:style style:name="T18" style:family="text">
      <style:text-properties officeooo:rsid="002048ea" style:font-name-asian="Noto Sans CJK SC" style:font-name-complex="Lohit Devanagari"/>
    </style:style>
    <style:style style:name="T19" style:family="text">
      <style:text-properties officeooo:rsid="001cc826" style:font-name-asian="Noto Sans CJK SC" style:font-name-complex="Lohit Devanagari"/>
    </style:style>
    <style:style style:name="T20" style:family="text">
      <style:text-properties style:font-name="Lato" fo:font-size="11pt" officeooo:rsid="001c56fd" style:font-size-asian="11pt" style:font-size-complex="11pt"/>
    </style:style>
    <style:style style:name="T21" style:family="text">
      <style:text-properties style:font-name="Lato" fo:font-size="11pt" officeooo:rsid="0024232f" style:font-size-asian="11pt" style:font-size-complex="11pt"/>
    </style:style>
    <style:style style:name="T22" style:family="text">
      <style:text-properties style:font-name="Lato" fo:font-size="11pt" fo:font-weight="bold" officeooo:rsid="0024232f" style:font-size-asian="11pt" style:font-weight-asian="bold" style:font-size-complex="11pt" style:font-weight-complex="bold"/>
    </style:style>
    <style:style style:name="T23" style:family="text">
      <style:text-properties style:font-name="Lato" fo:font-size="11pt" fo:font-weight="bold" officeooo:rsid="002456c6" style:font-size-asian="11pt" style:font-weight-asian="bold" style:font-size-complex="11pt" style:font-weight-complex="bold"/>
    </style:style>
    <style:style style:name="T24" style:family="text">
      <style:text-properties style:font-name="Lato" fo:font-size="11pt" fo:font-weight="bold" officeooo:rsid="00258689" style:font-size-asian="11pt" style:font-weight-asian="bold" style:font-size-complex="11pt" style:font-weight-complex="bold"/>
    </style:style>
    <style:style style:name="T25" style:family="text">
      <style:text-properties style:font-name="Lato" fo:font-size="11pt" fo:font-weight="normal" style:font-size-asian="11pt" style:font-weight-asian="normal" style:font-size-complex="11pt" style:font-weight-complex="normal"/>
    </style:style>
    <style:style style:name="T26" style:family="text">
      <style:text-properties style:font-name="Lato" fo:font-size="11pt" fo:font-weight="normal" officeooo:rsid="0024232f" style:font-size-asian="11pt" style:font-weight-asian="normal" style:font-size-complex="11pt" style:font-weight-complex="normal"/>
    </style:style>
    <style:style style:name="T27" style:family="text">
      <style:text-properties style:font-name="Lato" fo:font-size="11pt" fo:font-weight="normal" officeooo:rsid="002456c6" style:font-size-asian="11pt" style:font-weight-asian="normal" style:font-size-complex="11pt" style:font-weight-complex="normal"/>
    </style:style>
    <style:style style:name="T28" style:family="text">
      <style:text-properties style:font-name="Lato" fo:font-size="11pt" fo:font-weight="normal" officeooo:rsid="00258689" style:font-size-asian="11pt" style:font-weight-asian="normal" style:font-size-complex="11pt" style:font-weight-complex="normal"/>
    </style:style>
    <style:style style:name="T29" style:family="text">
      <style:text-properties style:font-name="Lato" officeooo:rsid="001cc826"/>
    </style:style>
    <style:style style:name="T30" style:family="text">
      <style:text-properties officeooo:rsid="0023052e"/>
    </style:style>
    <style:style style:name="T31" style:family="text">
      <style:text-properties style:text-underline-style="solid" style:text-underline-width="auto" style:text-underline-color="font-color" officeooo:rsid="001c56fd"/>
    </style:style>
    <style:style style:name="T32" style:family="text">
      <style:text-properties style:text-underline-style="none" officeooo:rsid="001c56fd"/>
    </style:style>
    <style:style style:name="T33" style:family="text">
      <style:text-properties officeooo:rsid="0025868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1) </text:span>Note Introductive</text:h>
      <text:p text:style-name="P19"/>
      <text:h text:style-name="P5" text:outline-level="2"><text:span text:style-name="T1">1.</text:span>1. Thématique et problématisation</text:h>
      <text:p text:style-name="P19"/>
      <text:p text:style-name="P19"/>
      <text:h text:style-name="P5" text:outline-level="2"><text:span text:style-name="T1">1.2</text:span>. Analyse des besoins</text:h>
      <text:h text:style-name="P11" text:outline-level="3"><text:span text:style-name="T1">1.</text:span>2.1 Thésaurus</text:h>
      <text:p text:style-name="P19"/>
      <text:h text:style-name="P12" text:outline-level="3"><text:span text:style-name="T1">1.</text:span>2.2 Besoin repéré</text:h>
      <text:p text:style-name="P19"/>
      <text:p text:style-name="P19"/>
      <text:h text:style-name="P7" text:outline-level="2">1.3 Plan de la collection de références</text:h>
      <text:p text:style-name="P20"/>
      <text:h text:style-name="P6" text:outline-level="2"><text:span text:style-name="T1">1.</text:span><text:span text:style-name="T14">4</text:span>. Evaluation d'un ressource</text:h>
      <text:h text:style-name="P12" text:outline-level="3"><text:span text:style-name="T1">1.</text:span><text:span text:style-name="T14">4</text:span>.1 Pertinence</text:h>
      <text:p text:style-name="P19"/>
      <text:h text:style-name="P12" text:outline-level="3"><text:span text:style-name="T1">1.</text:span><text:span text:style-name="T14">4</text:span>.2 Qualité</text:h>
      <text:p text:style-name="P19"/>
      <text:h text:style-name="P12" text:outline-level="3"><text:span text:style-name="T1">1.</text:span><text:span text:style-name="T14">4</text:span>.3 Crédibilité</text:h>
      <text:p text:style-name="P19"/>
      <text:p text:style-name="P19"/>
      <text:h text:style-name="P1" text:outline-level="1">2) Bibliographie</text:h>
      <text:p text:style-name="P21"/>
      <text:h text:style-name="P9" text:outline-level="2">2.1 <text:span text:style-name="T18">Éléments définitionnels et i</text:span>ntroduction à l'a<text:span text:style-name="T14">l</text:span>gorithmie génétique</text:h>
      <text:p text:style-name="P21"/>
      <text:h text:style-name="P13" text:outline-level="3">2.1.1 Le système binaire<text:span text:style-name="T15">,</text:span><text:span text:style-name="T14"> par Luis Lopez</text:span></text:h>
      <text:p text:style-name="P24"><text:span text:style-name="T16">L'écriture</text:span><text:span text:style-name="T17"> </text:span><text:span text:style-name="T6">(ou système)</text:span><text:span text:style-name="T16"> binaire est un système de notation numérique que l'on appelle </text:span><text:span text:style-name="T12">Base 2</text:span><text:span text:style-name="T10">, c'est à dire qu'elle ne comporte que deux idéogrammes : 0 et 1. Pour comparaison, notre sytème numérique courant s'appelle l'écriture </text:span><text:span text:style-name="T12">décimale</text:span><text:span text:style-name="T13"> </text:span><text:span text:style-name="T6">(ou système décimal)</text:span><text:span text:style-name="T10">, ou </text:span><text:span text:style-name="T12">Base 10</text:span><text:span text:style-name="T10">, car elle comprend dix idéogrammes : 0, 1, 2, 3, 4, 5, 6, 7, 8 et 9.</text:span><text:span text:style-name="T11"> L'écriture binaire repose sur le fait que tout nombre peut s'écrire sous la forme d'une somme de puissances de 2. Il est important de comprendre le fonctionnement du sytème binaire étant donné <text:s/>qu'il est utilisé pour tout transport d'information par voie électronique et trouve son utilité dans tous les domaines liés à l'informatique et l'électronique. </text:span></text:p>
      <text:p text:style-name="P24"><text:span text:style-name="T11"/></text:p>
      <text:p text:style-name="P25">Mots-clés : <text:span text:style-name="T30">Informatique, </text:span><text:span text:style-name="T33">s</text:span>ystème, <text:span text:style-name="T33">b</text:span>ase, <text:span text:style-name="T33">d</text:span>écimal, <text:span text:style-name="T33">b</text:span>inaire</text:p>
      <text:p text:style-name="P25"/>
      <text:h text:style-name="P13" text:outline-level="3">2.1.2 <text:span text:style-name="T5">"</text:span><text:span text:style-name="T2">An Introduction to Genetic Algorithms</text:span><text:span text:style-name="T5">"</text:span><text:span text:style-name="T15">,</text:span> par Scott M. Thede</text:h>
      <text:p text:style-name="P28"><text:span text:style-name="T20">U</text:span><text:span text:style-name="T21">n algorithme génétique est un type d'</text:span><text:span text:style-name="T22">algorithme de recherche</text:span><text:span text:style-name="T21"> (ou d'optimisation), son but étant de trouver une solution </text:span><text:span text:style-name="T22">optimale</text:span><text:span text:style-name="T26"> en explorant un espace de solution</text:span><text:span text:style-name="T27">s</text:span><text:span text:style-name="T26">.</text:span><text:span text:style-name="T27"> Cette recherche est effectuée d'une façon visant à imiter le concept d'évolution : on crée aléatoirement une </text:span><text:span text:style-name="T23">population</text:span><text:span text:style-name="T27"> de solutions dans laquelle on </text:span><text:span text:style-name="T23">sélectionne</text:span><text:span text:style-name="T27"> les meilleurs </text:span><text:span text:style-name="T23">individus</text:span><text:span text:style-name="T28">. O</text:span><text:span text:style-name="T27">n va ensuite</text:span><text:span text:style-name="T28"> les</text:span><text:span text:style-name="T27"> </text:span><text:span text:style-name="T23">croiser</text:span><text:span text:style-name="T27">, aléatoirement, deux par deux (ils seront les </text:span><text:span text:style-name="T23">parents</text:span><text:span text:style-name="T27">) jusqu'à obtenir une nouvelle population</text:span><text:span text:style-name="T28">, ou nouvelle </text:span><text:span text:style-name="T24">génération</text:span><text:span text:style-name="T27">, de la même taille que la précédente. Une fois la nouvelle population obtenue, on laissera (ALEATOIREMENT) certains individus </text:span><text:span text:style-name="T23">muter génétiquement</text:span><text:span text:style-name="T27"> (mais très légèrement)</text:span><text:span text:style-name="T28"> afin d'étendre les possibilités de solutions. </text:span></text:p>
      <text:p text:style-name="P28"><text:span text:style-name="T28"/></text:p>
      <text:p text:style-name="P29"><text:span text:style-name="T28">M</text:span><text:span text:style-name="T25">ots-clés : Algorithme Génétique, évolution, génération, </text:span></text:p>
      <text:p text:style-name="P26"/>
      <text:h text:style-name="P10" text:outline-level="3">2.1.3<text:span text:style-name="T32"> </text:span><text:span text:style-name="T31">Série vidéo :</text:span><text:span text:style-name="T1"> </text:span><text:span text:style-name="T3">"Intro to Genetic Algorithms"</text:span><text:span text:style-name="T4">, </text:span><text:span text:style-name="T9">par Ahsan Ashfaq</text:span></text:h>
      <text:p text:style-name="P18"><text:span text:style-name="T9"/></text:p>
      <text:p text:style-name="P18"><text:span text:style-name="T9"/></text:p>
      <text:h text:style-name="P8" text:outline-level="2"><text:soft-page-break/></text:h>
      <text:h text:style-name="P4" text:outline-level="2">2.2 Application d'algorithmie génétique en contexte d'apprentissage</text:h>
      <text:p text:style-name="P20"/>
      <text:h text:style-name="P14" text:outline-level="3">2.2.1 Le Problème du Voyageur de Commerce (PVC / TSP)<text:span text:style-name="T15">,</text:span> par Khaled Brahim, Hayet Khedhri, Rim Lassoued et Abir Sfar</text:h>
      <text:p text:style-name="P22"/>
      <text:p text:style-name="P20"/>
      <text:h text:style-name="P8" text:outline-level="2"/>
      <text:h text:style-name="P4" text:outline-level="2">2.3 Exemples d'application d'algorithmie génétique en contexte professionnel</text:h>
      <text:p text:style-name="P20"/>
      <text:h text:style-name="P14" text:outline-level="3">2.3.1 Utilisation d'<text:span text:style-name="T15">un </text:span>algorithme génétique<text:span text:style-name="T15"> pour la composition de services web, par Imed Chouchani</text:span></text:h>
      <text:p text:style-name="P20"/>
      <text:h text:style-name="P15" text:outline-level="3"><text:span text:style-name="T15">2.3.2 Synthèse d'antennes microrubans [...] Optimisation par algorithme génétique, par ....</text:span></text:h>
      <text:p text:style-name="P27"><text:span text:style-name="T29"/></text:p>
      <text:h text:style-name="P15" text:outline-level="3"><text:span text:style-name="T15">2.3.3 Présentation des algorithmes génétiques et de leur applications <text:s/>en économie, par Thomas Vallée et Murat Yildizo</text:span><text:span text:style-name="T19">ǧ</text:span><text:span text:style-name="T15">lu</text:span></text:h>
      <text:h text:style-name="P3" text:outline-level="2">2.4 Perpectives d'évolution et d'applications futures de l'algorithmie génétique</text:h>
      <text:p text:style-name="P23"/>
      <text:h text:style-name="P16" text:outline-level="3">2.4.1 <text:span text:style-name="T2">"The future and applications of Genetic Algorithms"</text:span><text:span text:style-name="T7">, par Marcus Randall</text:span></text:h>
      <text:p text:style-name="P23"><text:span text:style-name="T8"/></text:p>
      <text:h text:style-name="P17" text:outline-level="3">2.4.2 <text:span text:style-name="T2">"A review on Genetic Algorithms : past, present and future"</text:span><text:span text:style-name="T7">, par [...]</text:span></text:h>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ato" svg:font-family="Lato"/>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11-16T09:55:14.381797612</dc:date>
    <meta:editing-duration>PT20M15S</meta:editing-duration>
    <meta:editing-cycles>4</meta:editing-cycles>
    <meta:document-statistic meta:table-count="0" meta:image-count="0" meta:object-count="0" meta:page-count="6" meta:paragraph-count="28" meta:word-count="411" meta:character-count="2807" meta:non-whitespace-character-count="2419"/>
  </office:meta>
</office:document-meta>
</file>